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8DA9065E9D0182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83cm, 3.797cm, 15.369cm, 9.43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4.324cm" svg:x="0.792cm" svg:y="2.392cm">
          <draw:image xlink:href="Pictures/10000000000005E8000007E018DA9065E9D018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9:51.113797702</dc:date>
    <meta:editing-duration>PT3M2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